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ngleNucleotide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.425513522394" calcext:value-type="float">
            <text:p>28.4255135224</text:p>
          </table:table-cell>
          <table:table-cell office:value-type="float" office:value="33.4899976287482" calcext:value-type="float">
            <text:p>33.4899976287</text:p>
          </table:table-cell>
          <table:table-cell office:value-type="float" office:value="24.6721130776325" calcext:value-type="float">
            <text:p>24.6721130776</text:p>
          </table:table-cell>
          <table:table-cell office:value-type="float" office:value="26.3447243285372" calcext:value-type="float">
            <text:p>26.3447243285</text:p>
          </table:table-cell>
          <table:table-cell office:value-type="float" office:value="30.9981481754634" calcext:value-type="float">
            <text:p>30.998148175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.549067903248" calcext:value-type="float">
            <text:p>28.5490679032</text:p>
          </table:table-cell>
          <table:table-cell office:value-type="float" office:value="32.5526525684968" calcext:value-type="float">
            <text:p>32.5526525685</text:p>
          </table:table-cell>
          <table:table-cell office:value-type="float" office:value="24.677532544357" calcext:value-type="float">
            <text:p>24.6775325444</text:p>
          </table:table-cell>
          <table:table-cell office:value-type="float" office:value="26.1081567278408" calcext:value-type="float">
            <text:p>26.1081567278</text:p>
          </table:table-cell>
          <table:table-cell office:value-type="float" office:value="30.6285878262315" calcext:value-type="float">
            <text:p>30.62858782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.3283644181994" calcext:value-type="float">
            <text:p>21.3283644182</text:p>
          </table:table-cell>
          <table:table-cell office:value-type="float" office:value="16.6362715298886" calcext:value-type="float">
            <text:p>16.6362715299</text:p>
          </table:table-cell>
          <table:table-cell office:value-type="float" office:value="25.3669989381519" calcext:value-type="float">
            <text:p>25.3669989382</text:p>
          </table:table-cell>
          <table:table-cell office:value-type="float" office:value="23.76240642608" calcext:value-type="float">
            <text:p>23.7624064261</text:p>
          </table:table-cell>
          <table:table-cell office:value-type="float" office:value="19.0806314708261" calcext:value-type="float">
            <text:p>19.080631470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.447859682269" calcext:value-type="float">
            <text:p>21.4478596823</text:p>
          </table:table-cell>
          <table:table-cell office:value-type="float" office:value="17.3210782728664" calcext:value-type="float">
            <text:p>17.3210782729</text:p>
          </table:table-cell>
          <table:table-cell office:value-type="float" office:value="25.2833554398586" calcext:value-type="float">
            <text:p>25.2833554399</text:p>
          </table:table-cell>
          <table:table-cell office:value-type="float" office:value="23.784712517542" calcext:value-type="float">
            <text:p>23.7847125175</text:p>
          </table:table-cell>
          <table:table-cell office:value-type="float" office:value="19.292632527479" calcext:value-type="float">
            <text:p>19.29263252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249194473889531" calcext:value-type="float">
            <text:p>0.24919447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42.7762241004684" calcext:value-type="float">
            <text:p>42.7762241005</text:p>
          </table:table-cell>
          <table:table-cell office:value-type="float" office:value="33.957349802755" calcext:value-type="float">
            <text:p>33.9573498028</text:p>
          </table:table-cell>
          <table:table-cell office:value-type="float" office:value="50.6503543780106" calcext:value-type="float">
            <text:p>50.650354378</text:p>
          </table:table-cell>
          <table:table-cell office:value-type="float" office:value="47.547118943622" calcext:value-type="float">
            <text:p>47.5471189436</text:p>
          </table:table-cell>
          <table:table-cell office:value-type="float" office:value="38.3732639983051" calcext:value-type="float">
            <text:p>38.3732639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8:50:58.774495304</meta:creation-date>
    <dc:date>2017-05-16T20:42:22.198586206</dc:date>
    <meta:editing-duration>PT1H15M35S</meta:editing-duration>
    <meta:editing-cycles>2</meta:editing-cycles>
    <meta:generator>LibreOffice/5.1.6.2$Linux_X86_64 LibreOffice_project/10m0$Build-2</meta:generator>
    <meta:document-statistic meta:table-count="1" meta:cell-count="41" meta:object-count="0"/>
  </office:meta>
</office:document-meta>
</file>